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Paragraphedeliste" style:family="paragraph"/>
    <style:style style:name="P4" style:parent-style-name="Normal" style:family="paragraph">
      <style:text-properties style:text-underline-type="single" style:text-underline-style="solid" style:text-underline-width="auto" style:text-underline-mode="continuous"/>
    </style:style>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Normal" style:family="paragraph">
      <style:paragraph-properties fo:margin-left="0.25in">
        <style:tab-stops/>
      </style:paragraph-properties>
    </style:style>
    <style:style style:name="P9" style:parent-style-name="Normal" style:family="paragraph">
      <style:paragraph-properties fo:break-before="page"/>
    </style:style>
    <style:style style:name="P10" style:parent-style-name="Paragraphedeliste" style:family="paragraph"/>
    <style:style style:name="T11" style:parent-style-name="Policepardéfaut" style:family="text">
      <style:text-properties fo:font-style="italic" style:font-style-asian="italic" style:font-style-complex="italic" fo:color="#E7E6E6" fo:font-size="10pt" style:font-size-asian="10pt" style:font-size-complex="10pt"/>
    </style:style>
    <style:style style:name="T12" style:parent-style-name="Policepardéfaut" style:family="text">
      <style:text-properties fo:font-style="italic" style:font-style-asian="italic" style:font-style-complex="italic" fo:color="#E7E6E6" fo:font-size="10pt" style:font-size-asian="10pt" style:font-size-complex="10pt"/>
    </style:style>
    <style:style style:name="P13" style:parent-style-name="Paragraphedeliste" style:family="paragraph"/>
    <style:style style:name="T14" style:parent-style-name="Policepardéfaut" style:family="text">
      <style:text-properties fo:language="en" fo:country="US"/>
    </style:style>
    <style:style style:name="T15" style:parent-style-name="Policepardéfaut" style:family="text">
      <style:text-properties fo:font-style="italic" style:font-style-asian="italic" style:font-style-complex="italic" fo:color="#E7E6E6" fo:font-size="10pt" style:font-size-asian="10pt" style:font-size-complex="10pt" fo:language="en" fo:country="US"/>
    </style:style>
    <style:style style:name="T16" style:parent-style-name="Policepardéfaut" style:family="text">
      <style:text-properties fo:font-style="italic" style:font-style-asian="italic" style:font-style-complex="italic" fo:color="#E7E6E6" fo:font-size="10pt" style:font-size-asian="10pt" style:font-size-complex="10pt"/>
    </style:style>
    <style:style style:name="P17" style:parent-style-name="Paragraphedeliste" style:family="paragraph"/>
    <style:style style:name="T18" style:parent-style-name="Policepardéfaut" style:family="text">
      <style:text-properties fo:language="en" fo:country="US"/>
    </style:style>
    <style:style style:name="T19" style:parent-style-name="Policepardéfaut" style:family="text">
      <style:text-properties fo:font-style="italic" style:font-style-asian="italic" style:font-style-complex="italic" fo:color="#E7E6E6" fo:font-size="10pt" style:font-size-asian="10pt" style:font-size-complex="10pt" fo:language="en" fo:country="US"/>
    </style:style>
    <style:style style:name="T20" style:parent-style-name="Policepardéfaut" style:family="text">
      <style:text-properties fo:font-style="italic" style:font-style-asian="italic" style:font-style-complex="italic" fo:color="#E7E6E6" fo:font-size="10pt" style:font-size-asian="10pt" style:font-size-complex="10pt"/>
    </style:style>
    <style:style style:name="P21" style:parent-style-name="Normal" style:family="paragraph">
      <style:paragraph-properties fo:margin-left="0.4916in">
        <style:tab-stops/>
      </style:paragraph-properties>
    </style:style>
    <style:style style:name="T22" style:parent-style-name="Référencelégère" style:family="text">
      <style:text-properties fo:font-size="10pt" style:font-size-asian="10pt" style:font-size-complex="10pt"/>
    </style:style>
    <style:style style:name="P23" style:parent-style-name="Normal" style:family="paragraph">
      <style:paragraph-properties fo:margin-left="0.4916in">
        <style:tab-stops/>
      </style:paragraph-properties>
    </style:style>
    <style:style style:name="T24" style:parent-style-name="Référencelégère" style:family="text">
      <style:text-properties fo:font-size="10pt" style:font-size-asian="10pt" style:font-size-complex="10pt"/>
    </style:style>
    <style:style style:name="P25" style:parent-style-name="Normal" style:family="paragraph">
      <style:paragraph-properties fo:margin-left="0.4916in">
        <style:tab-stops/>
      </style:paragraph-properties>
    </style:style>
    <style:style style:name="T26" style:parent-style-name="Référencelégère" style:family="text">
      <style:text-properties fo:font-size="10pt" style:font-size-asian="10pt" style:font-size-complex="10pt"/>
    </style:style>
    <style:style style:name="P27" style:parent-style-name="Normal" style:family="paragraph">
      <style:paragraph-properties fo:margin-left="0.4916in">
        <style:tab-stops/>
      </style:paragraph-properties>
    </style:style>
    <style:style style:name="T28" style:parent-style-name="Référencelégère" style:family="text">
      <style:text-properties fo:font-size="10pt" style:font-size-asian="10pt" style:font-size-complex="10pt"/>
    </style:style>
  </office:automatic-styles>
  <office:body>
    <office:text text:use-soft-page-breaks="true">
      <text:h text:style-name="P1" text:outline-level="1">Le labyrinthe du gladiateur :</text:h>
      <text:h text:style-name="Titre2" text:outline-level="2">Le jeu :<text:s/></text:h>
      <text:p text:style-name="Normal">Le but du jeu est de réussir a sortir du labyrinthe le plus vite possible et sans se faire tuer par le gladiateur<text:s/></text:p>
      <text:h text:style-name="Titre3" text:outline-level="3">Rappel des règles</text:h>
      <text:p text:style-name="Normal">Une partie se joue tour par tour et le joueur commence.<text:s/><text:line-break/><text:s/>Le<text:s/>joueur choisit une action parmi les suivantes :</text:p>
      <text:list text:style-name="LFO1" text:continue-numbering="true">
        <text:list-item>
          <text:p text:style-name="P2">Se déplacer dans une direction possible (Nord, Sud, Est ou Ouest), choisie parmi les possibilités de sortie de la case courante.<text:s/></text:p>
        </text:list-item>
        <text:list-item>
          <text:p text:style-name="P3"><text:s/>ne pas se déplacer.<text:s/></text:p>
        </text:list-item>
      </text:list>
      <text:p text:style-name="Normal">Si le joueur atteint la sortie, il accède au labyrinthe<text:s/>suivant et la partie suivante peut commencer.<text:s/></text:p>
      <text:p text:style-name="P4">Cependant le gladiateur est à prendre en compte ici :</text:p>
      <text:p text:style-name="Normal">Le gladiateur considère la liste d’actions suivantes dans l’ordre et choisit la première possible :<text:s/></text:p>
      <text:list text:style-name="LFO1" text:continue-numbering="true">
        <text:list-item>
          <text:p text:style-name="P5"><text:s/>Si le joueur n’est pas dans la même colonne (verticale) que le gladiateur et qu’il ne sont pas séparés par un mur, alors le gladiateur se déplace vers l’Est ou vers l’Ouest pour se rapprocher du joueur.<text:s/></text:p>
        </text:list-item>
        <text:list-item>
          <text:p text:style-name="P6">Si le joueur n’est pas dans la même ligne (horizontale) que le gladiateur et qu’il ne sont pas séparés par un mur, alors le gladiateur se déplace vers le Nord ou le Sud pour se rapprocher du joueur.<text:s/></text:p>
        </text:list-item>
        <text:list-item>
          <text:p text:style-name="P7">Si le Gladiateur ne peut se déplacer ni verticalement, ni horizontalement alors il reste sur place.<text:s/></text:p>
        </text:list-item>
      </text:list>
      <text:p text:style-name="P8">Le gladiateur a le droit a deux mouvements.</text:p>
      <text:p text:style-name="Normal">Si le<text:s/>Gladiateur arrive sur la même cellule que le joueur, il le tue et le la partie est terminés.</text:p>
      <text:p text:style-name="P9"/>
      <text:h text:style-name="Titre2" text:outline-level="2">Comment jouer au jeu du gladiateur :</text:h>
      <text:p text:style-name="Normal">Ci-dessous vous trouverez la marche a suivre pour pouvoir jouer au jeu du gladiateur.</text:p>
      <text:h text:style-name="Titre3" text:outline-level="3">Téléchargement :</text:h>
      <text:p text:style-name="Normal">Si vous ne l’avez pas<text:s/>déjà vous pouvez le télécharger ici :</text:p>
      <text:p text:style-name="Normal"><text:a xlink:href="https://github.com/matthieuEv/Labyrinthe-Du-Gladiateur" office:target-frame-name="_top" xlink:show="replace"><text:span text:style-name="Lienhypertexte">https://github.com/matthieuEv/Labyrinthe-Du-Gladiateur</text:span></text:a></text:p>
      <text:p text:style-name="Normal">Il existe deux versions, les consignes pour chacune des version vont<text:s/>suivre :</text:p>
      <text:h text:style-name="Titre3" text:outline-level="3">Version invite<text:s/>de commande :</text:h>
      <text:p text:style-name="Normal">Voici les consignes pour jouer à la version dans la console</text:p>
      <text:h text:style-name="Titre4" text:outline-level="4">Les dépendances :</text:h>
      <text:p text:style-name="Normal">Toutes les dépendances sont installables à travers PIP :</text:p>
      <text:list text:style-name="LFO1" text:continue-numbering="true">
        <text:list-item>
          <text:p text:style-name="P10">PIL<text:span text:style-name="T11"><text:s/></text:span><text:span text:style-name="T12">(pip install Pillow)</text:span></text:p>
        </text:list-item>
        <text:list-item>
          <text:p text:style-name="P13"><text:span text:style-name="T14">Numpy</text:span><text:span text:style-name="T15"><text:s/></text:span><text:span text:style-name="T16">(pip install numpy)</text:span></text:p>
        </text:list-item>
        <text:list-item>
          <text:p text:style-name="P17"><text:span text:style-name="T18">Colorama</text:span><text:span text:style-name="T19"><text:s/></text:span><text:span text:style-name="T20">(pip install colorama)</text:span></text:p>
        </text:list-item>
      </text:list>
      <text:h text:style-name="Titre4" text:outline-level="4">Lancer le jeu :</text:h>
      <text:p text:style-name="Normal">Depuis une invite de command se placer dans le dossier contenant les fichiers du jeu.<text:line-break/>tapez ensuite :</text:p>
      <text:p text:style-name="Normal">‘ -$ make ’</text:p>
      <text:p text:style-name="P21"><text:span text:style-name="T22">Si cela de fonctionne pas tapez :</text:span></text:p>
      <text:p text:style-name="P23"><text:span text:style-name="T24">‘ -$ python3 main.py ‘</text:span></text:p>
      <text:p text:style-name="P25"><text:span text:style-name="T26">si cela ne fonctionne toujours pas, veuillez contacter l’adresse suivante :</text:span></text:p>
      <text:p text:style-name="P27"><text:a xlink:href="mailto:elouan.lerissel@reseau.eseo.fr" office:target-frame-name="_top" xlink:show="replace"><text:span text:style-name="T28">elouan.lerissel@reseau.eseo.fr</text:span></text:a></text:p>
      <text:p text:style-name="Sous-titre">Note : Si l’affichage ne se fait pas correctement, essayer d’agrandir la taille de votre console ou de dézoomer.</text:p>
      <text:p text:style-name="Normal">Ensuite suivez les indications jusqu’à arriver dans un labyrinthe, votre personnage est alors représenté par un smiley apeuré et le gladiateur par un petit démon.<text:line-break/>Maintenant à vous de jouer !</text:p>
      <text:p text:style-name="Normal"/>
      <text:p text:style-name="Normal"/>
      <text:p text:style-name="Normal"/>
      <text:p text:style-name="Sous-titre">Note : le ‘Ctrl+C’ (^c) risque de ne pas fonctionner dans la plus grosse partie du programme, il est donc<text:s/>recommandé de quitter le jeu de manière classique en passant par les menu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Référencelégère" style:display-name="Référence légère" style:family="text" style:parent-style-name="Policepardéfaut">
      <style:text-properties fo:font-variant="small-caps" fo:color="#5A5A5A"/>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ÉRISSEL Elouan</meta:initial-creator>
    <dc:creator>LÉRISSEL Elouan</dc:creator>
    <meta:creation-date>2021-12-14T14:29:00Z</meta:creation-date>
    <dc:date>2021-12-14T14:39:00Z</dc:date>
    <meta:print-date>2021-12-14T14:39:00Z</meta:print-date>
    <meta:template xlink:href="Normal.dotm" xlink:type="simple"/>
    <meta:editing-cycles>6</meta:editing-cycles>
    <meta:editing-duration>PT180S</meta:editing-duration>
    <meta:document-statistic meta:page-count="1" meta:paragraph-count="5" meta:word-count="436" meta:character-count="2830" meta:row-count="19" meta:non-whitespace-character-count="2399"/>
  </office:meta>
</office:document-meta>
</file>